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1159" officeooo:paragraph-rsid="00111159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rsid="00111159" officeooo:paragraph-rsid="00111159"/>
    </style:style>
    <style:style style:name="T1" style:family="text">
      <style:text-properties officeooo:rsid="0012298c"/>
    </style:style>
    <style:style style:name="T2" style:family="text">
      <style:text-properties officeooo:rsid="00122cc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Instalar laravel</text:p>
      <text:p text:style-name="P2">curl -s https://getcomposer.org/installer | php</text:p>
      <text:p text:style-name="P2"><text:span text:style-name="T2">php </text:span>composer.<text:span text:style-name="T2">phar</text:span> global require "laravel/installer"</text:p>
      <text:p text:style-name="P3">echo 'export PATH="$PATH:$HOME/.config/composer/vendor/bin"' &gt;&gt; <text:span text:style-name="T1">~/</text:span>.bashrc</text:p>
      <text:p text:style-name="P1">//laravel new Pes criar somente a primeira vez.</text:p>
      <text:p text:style-name="P1"/>
      <text:p text:style-name="P1">Referencia</text:p>
      <text:p text:style-name="P1"/>
      <text:p text:style-name="P1"><text:a xlink:type="simple" xlink:href="https://tableless.com.br/instalando-laravel-5-2/" text:style-name="Internet_20_link" text:visited-style-name="Visited_20_Internet_20_Link">https://tableless.com.br/instalando-laravel-5-2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21:39:23.939613294</meta:creation-date>
    <dc:date>2017-04-27T19:59:02.190852921</dc:date>
    <meta:editing-duration>PT4M53S</meta:editing-duration>
    <meta:editing-cycles>3</meta:editing-cycles>
    <meta:generator>LibreOffice/5.2.6.2$Linux_X86_64 LibreOffice_project/20m0$Build-2</meta:generator>
    <meta:document-statistic meta:table-count="0" meta:image-count="0" meta:object-count="0" meta:page-count="1" meta:paragraph-count="7" meta:word-count="27" meta:character-count="293" meta:non-whitespace-character-count="273"/>
  </office:meta>
</office:document-meta>
</file>